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23dd" officeooo:paragraph-rsid="000723dd"/>
    </style:style>
    <style:style style:name="P2" style:family="paragraph" style:parent-style-name="Text_20_body">
      <style:text-properties officeooo:paragraph-rsid="00082163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text-align="center" style:justify-single-word="false"/>
      <style:text-properties officeooo:paragraph-rsid="00082163"/>
    </style:style>
    <style:style style:name="P5" style:family="paragraph" style:parent-style-name="Text_20_body">
      <style:text-properties officeooo:rsid="000879b9" officeooo:paragraph-rsid="000879b9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P7" style:family="paragraph" style:parent-style-name="Title">
      <style:text-properties officeooo:rsid="000723dd" officeooo:paragraph-rsid="000723dd"/>
    </style:style>
    <style:style style:name="P8" style:family="paragraph" style:parent-style-name="Subtitle">
      <style:text-properties officeooo:rsid="000723dd" officeooo:paragraph-rsid="000723dd"/>
    </style:style>
    <style:style style:name="P9" style:family="paragraph" style:parent-style-name="Preformatted_20_Text">
      <style:text-properties officeooo:paragraph-rsid="00088c91"/>
    </style:style>
    <style:style style:name="P10" style:family="paragraph" style:parent-style-name="Text_20_body" style:list-style-name="L1">
      <style:text-properties officeooo:paragraph-rsid="00082163"/>
    </style:style>
    <style:style style:name="P11" style:family="paragraph" style:parent-style-name="Text_20_body">
      <style:text-properties officeooo:rsid="000928dc" officeooo:paragraph-rsid="000928dc"/>
    </style:style>
    <style:style style:name="P12" style:family="paragraph" style:parent-style-name="Heading_20_1">
      <style:text-properties officeooo:rsid="000723dd" officeooo:paragraph-rsid="000723dd"/>
    </style:style>
    <style:style style:name="P13" style:family="paragraph" style:parent-style-name="Heading_20_2">
      <style:text-properties officeooo:rsid="00088c91" officeooo:paragraph-rsid="00088c91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style:font-name="Liberation Serif" officeooo:rsid="00082163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officeooo:rsid="00082163" style:font-style-asian="italic" style:font-style-complex="italic"/>
    </style:style>
    <style:style style:name="T5" style:family="text">
      <style:text-properties style:font-name="Liberation Serif" fo:font-style="normal" officeooo:rsid="00082163" style:font-style-asian="normal" style:font-style-complex="normal"/>
    </style:style>
    <style:style style:name="T6" style:family="text">
      <style:text-properties officeooo:rsid="00088c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eball Final de Grau</text:p>
      <text:p text:style-name="P8">Aleix Solanes Font</text:p>
      <text:p text:style-name="P1"/>
      <text:h text:style-name="P12" text:outline-level="1">Recursos</text:h>
      <text:p text:style-name="P3">Python 2.7</text:p>
      <text:p text:style-name="P3">Pydev + eclipse</text:p>
      <text:p text:style-name="P3">Sparql</text:p>
      <text:p text:style-name="P3">Dbpedia</text:p>
      <text:p text:style-name="P3">Per a fer queries sobre la Dbpedia necessitarem:</text:p>
      <text:p text:style-name="P4"><text:span text:style-name="Source_20_Text"><text:span text:style-name="T3">sudo apt-get install python-sparqlwrapper</text:span></text:span></text:p>
      <text:p text:style-name="P2"><text:span text:style-name="Source_20_Text"><text:span text:style-name="T2">Per a fer-ho dividirem el problema en tres punts:</text:span></text:span></text:p>
      <text:list xml:id="list4243696911098840749" text:style-name="L1">
        <text:list-item>
          <text:p text:style-name="P10"><text:span text:style-name="Source_20_Text"><text:span text:style-name="T2">Aconseguir les </text:span></text:span><text:span text:style-name="Source_20_Text"><text:span text:style-name="T4">uris </text:span></text:span><text:span text:style-name="Source_20_Text"><text:span text:style-name="T5">de les diferents zones de Catalunya</text:span></text:span></text:p>
        </text:list-item>
        <text:list-item>
          <text:p text:style-name="P10"><text:span text:style-name="Source_20_Text"><text:span text:style-name="T5">Aconseguir els punts de la Dbpedia d'aquestes zones</text:span></text:span></text:p>
        </text:list-item>
        <text:list-item>
          <text:p text:style-name="P10"><text:span text:style-name="Source_20_Text"><text:span text:style-name="T5">Mostrar els resultats</text:span></text:span></text:p>
        </text:list-item>
      </text:list>
      <text:p text:style-name="P2"><text:span text:style-name="Source_20_Text"><text:span text:style-name="T5"/></text:span></text:p>
      <text:h text:style-name="P13" text:outline-level="2">Aconseguir els llocs entre lat long . SPARQL</text:h>
      <text:p text:style-name="P9">PREFIX geo: &lt;<text:a xlink:type="simple" xlink:href="http://www.w3.org/2003/01/geo/wgs84_pos#%3E" text:style-name="Internet_20_link" text:visited-style-name="Visited_20_Internet_20_Link">http://www.w3.org/2003/01/geo/wgs84_pos#&gt;</text:a>;</text:p>
      <text:p text:style-name="Preformatted_20_Text">PREFIX foaf: &lt;<text:a xlink:type="simple" xlink:href="http://xmlns.com/foaf/0.1/%3E" text:style-name="Internet_20_link" text:visited-style-name="Visited_20_Internet_20_Link">http://xmlns.com/foaf/0.1/&gt;</text:a>;</text:p>
      <text:p text:style-name="Preformatted_20_Text">PREFIX dbpedia: &lt;<text:a xlink:type="simple" xlink:href="http://dbpedia.org/%3E" text:style-name="Internet_20_link" text:visited-style-name="Visited_20_Internet_20_Link">http://dbpedia.org/&gt;</text:a>;</text:p>
      <text:p text:style-name="Preformatted_20_Text">PREFIX dbpedia2: &lt;<text:a xlink:type="simple" xlink:href="http://dbpedia.org/property/%3E" text:style-name="Internet_20_link" text:visited-style-name="Visited_20_Internet_20_Link">http://dbpedia.org/property/&gt;</text:a>;</text:p>
      <text:p text:style-name="Preformatted_20_Text">PREFIX dbo: &lt;<text:a xlink:type="simple" xlink:href="http://dbpedia.org/ontology/%3E" text:style-name="Internet_20_link" text:visited-style-name="Visited_20_Internet_20_Link">http://dbpedia.org/ontology/&gt;</text:a>;</text:p>
      <text:p text:style-name="Preformatted_20_Text">SELECT ?subject ?label ?lat ?long ?url ?thumbnailurl ?abstract</text:p>
      <text:p text:style-name="Preformatted_20_Text">WHERE {</text:p>
      <text:p text:style-name="Preformatted_20_Text"><text:s text:c="4"/>?subject geo:lat ?lat .</text:p>
      <text:p text:style-name="Preformatted_20_Text"><text:s text:c="4"/>?subject geo:long ?long .</text:p>
      <text:p text:style-name="Preformatted_20_Text"><text:s text:c="4"/>?subject rdfs:label ?label .</text:p>
      <text:p text:style-name="Preformatted_20_Text"><text:s text:c="4"/>?subject foaf:page ?url .</text:p>
      <text:p text:style-name="Preformatted_20_Text"><text:s text:c="4"/>?subject dbo:thumbnail ?thumbnailurl .</text:p>
      <text:p text:style-name="Preformatted_20_Text"><text:s text:c="4"/>?subject dbpedia2:abstract ?abstract .</text:p>
      <text:p text:style-name="Preformatted_20_Text"><text:s text:c="4"/>FILTER(xsd:float(?lat) &gt;= <text:span text:style-name="T6">40</text:span>.0 &amp;&amp; xsd:float(?lat) &lt;= <text:span text:style-name="T6">4</text:span>3.0 &amp;&amp;</text:p>
      <text:p text:style-name="Preformatted_20_Text">xsd:float(?long) &gt;= <text:span text:style-name="T6">0 </text:span>&amp;&amp; xsd:float(?long) &lt;= <text:span text:style-name="T6">3.5</text:span> &amp;&amp; lang(?label) =</text:p>
      <text:p text:style-name="Preformatted_20_Text">"<text:span text:style-name="T6">ca</text:span>" &amp;&amp; lang(?abstract) = "<text:span text:style-name="T6">ca</text:span>" <text:s/>) .</text:p>
      <text:p text:style-name="P14">}</text:p>
      <text:p text:style-name="P14"/>
      <text:p text:style-name="P14"/>
      <text:p text:style-name="P14"/>
      <text:h text:style-name="Heading_20_2" text:outline-level="2"><text:soft-page-break/>Aconseguir Països europa</text:h>
      <text:p text:style-name="P11">'''</text:p>
      <text:p text:style-name="P11">Created on 12/03/2015</text:p>
      <text:p text:style-name="P11"/>
      <text:p text:style-name="P11">@author: aleix</text:p>
      <text:p text:style-name="P11">'''</text:p>
      <text:p text:style-name="P11">from SPARQLWrapper import SPARQLWrapper, SPARQLExceptions, JSON</text:p>
      <text:p text:style-name="P11"><text:s/></text:p>
      <text:p text:style-name="P11">sparql = SPARQLWrapper("http://dbpedia.org/sparql")</text:p>
      <text:p text:style-name="P11">sparql.setReturnFormat(JSON)</text:p>
      <text:p text:style-name="P11"><text:s/></text:p>
      <text:p text:style-name="P11">sparql.setQuery("""</text:p>
      <text:p text:style-name="P11">PREFIX rdf: &lt;http://www.w3.org/1999/02/22-rdf-syntax-ns#&gt;</text:p>
      <text:p text:style-name="P11">PREFIX yago: &lt;http://dbpedia.org/class/yago/&gt;</text:p>
      <text:p text:style-name="P11">PREFIX dbpedia-owl: &lt;http://dbpedia.org/ontology/&gt;</text:p>
      <text:p text:style-name="P11"><text:s/></text:p>
      <text:p text:style-name="P11">SELECT ?place WHERE {</text:p>
      <text:p text:style-name="P11"><text:s text:c="4"/>?place rdf:type yago:EuropeanCountries .</text:p>
      <text:p text:style-name="P11"><text:s text:c="4"/>?place rdf:type dbpedia-owl:Country</text:p>
      <text:p text:style-name="P11">}</text:p>
      <text:p text:style-name="P11">"""</text:p>
      <text:p text:style-name="P11">)</text:p>
      <text:p text:style-name="P11"><text:s/></text:p>
      <text:p text:style-name="P11">results = sparql.query().convert()</text:p>
      <text:p text:style-name="P11">print results</text:p>
      <text:h text:style-name="P12" text:outline-level="1">Referències</text:h>
      <text:p text:style-name="P1"><text:bookmark text:name="docs-internal-guid-6c95a14b-0eec-9863-e7f9-6cd769b063a3"/><text:a xlink:type="simple" xlink:href="https://jcastellssala.wordpress.com/2012/06/19/europe-countries-dbpediasparqlpython/" text:style-name="Internet_20_link" text:visited-style-name="Visited_20_Internet_20_Link"><text:span text:style-name="T1">https://jcastellssala.wordpress.com/2012/06/19/europe-countries-dbpediasparqlpython/</text:span></text:a></text:p>
      <text:p text:style-name="P6"><text:a xlink:type="simple" xlink:href="https://github.com/kxtells/vague-places" text:style-name="Internet_20_link" text:visited-style-name="Visited_20_Internet_20_Link"><text:span text:style-name="T1">https://github.com/kxtells/vague-places</text:span></text:a></text:p>
      <text:p text:style-name="P6"><text:a xlink:type="simple" xlink:href="https://www.kaggle.com/wiki/GettingStartedWithPythonForDataScience" text:style-name="Internet_20_link" text:visited-style-name="Visited_20_Internet_20_Link"><text:span text:style-name="T1">https://www.kaggle.com/wiki/GettingStartedWithPythonForDataScience</text:span></text:a></text:p>
      <text:p text:style-name="P5">http://wiki.dbpedia.org/OnlineAccess#h28-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7:39:00.499642229</meta:creation-date>
    <dc:date>2015-03-13T06:54:06.509769043</dc:date>
    <meta:editing-duration>PT55M55S</meta:editing-duration>
    <meta:editing-cycles>3</meta:editing-cycles>
    <meta:generator>LibreOffice/4.3.2.2$Linux_X86_64 LibreOffice_project/430m0$Build-2</meta:generator>
    <meta:document-statistic meta:table-count="0" meta:image-count="0" meta:object-count="0" meta:page-count="2" meta:paragraph-count="60" meta:word-count="196" meta:character-count="1842" meta:non-whitespace-character-count="1664"/>
  </office:meta>
</office:document-meta>
</file>